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aleway" svg:font-family="Raleway" style:font-family-generic="swiss" style:font-pitch="variable"/>
    <style:font-face style:name="Raleway ExtraBold" svg:font-family="'Raleway Extra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85cm" fo:min-width="4.3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14cm" fo:min-width="2.372cm" fo:wrap-option="no-wrap"/>
      <style:paragraph-properties style:writing-mode="lr-tb"/>
    </style:style>
    <style:style style:name="gr3" style:family="graphic" style:parent-style-name="standard">
      <style:graphic-properties svg:stroke-color="#b2b2b2" draw:fill="solid" draw:fill-color="#e5e5e5" draw:textarea-horizontal-align="justify" draw:textarea-vertical-align="middle" draw:auto-grow-height="false" fo:min-height="0.35cm" fo:min-width="3.2cm"/>
      <style:paragraph-properties style:writing-mode="lr-tb"/>
    </style:style>
    <style:style style:name="gr4" style:family="graphic" style:parent-style-name="standard">
      <style:graphic-properties svg:stroke-color="#b2b2b2" draw:fill="solid" draw:fill-color="#e5e5e5" draw:textarea-horizontal-align="justify" draw:textarea-vertical-align="middle" draw:auto-grow-height="false" fo:min-height="0.35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6" style:family="graphic" style:parent-style-name="standard">
      <style:graphic-properties svg:stroke-color="#250000" draw:fill="solid" draw:fill-color="#33333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cm" svg:stroke-color="#000000" draw:marker-start-width="0.5cm" draw:marker-end-width="0.5cm" draw:fill="none" draw:textarea-horizontal-align="justify" draw:textarea-vertical-align="middle" draw:auto-grow-height="false" fo:min-height="1.022cm" fo:min-width="0.402cm" fo:padding-top="0.125cm" fo:padding-bottom="0.125cm" fo:padding-left="0.25cm" fo:padding-right="0.25cm"/>
    </style:style>
    <style:style style:name="gr8" style:family="graphic" style:parent-style-name="standard">
      <style:graphic-properties svg:stroke-width="0cm" svg:stroke-color="#250000" draw:fill="solid" draw:fill-color="#000000" draw:textarea-horizontal-align="justify" draw:textarea-vertical-align="middle" draw:auto-grow-height="false" fo:min-height="0.005cm" fo:min-width="0cm"/>
    </style:style>
    <style:style style:name="gr9" style:family="graphic" style:parent-style-name="standard">
      <style:graphic-properties svg:stroke-width="0cm" svg:stroke-color="#250000" draw:fill="solid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width="0cm" svg:stroke-color="#000000" draw:marker-start-width="0.35cm" draw:marker-end-width="0.35cm" draw:fill="none" draw:textarea-horizontal-align="justify" draw:textarea-vertical-align="middle" draw:auto-grow-height="false" fo:min-height="0.028cm" fo:min-width="0cm" fo:padding-top="0.125cm" fo:padding-bottom="0.125cm" fo:padding-left="0.25cm" fo:padding-right="0.25cm"/>
    </style:style>
    <style:style style:name="gr11" style:family="graphic" style:parent-style-name="standard">
      <style:graphic-properties svg:stroke-width="0cm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Raleway" fo:font-size="11pt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style:font-name="Raleway" fo:font-size="11pt" style:font-size-asian="11pt" style:font-size-complex="11pt"/>
    </style:style>
    <style:style style:name="P4" style:family="paragraph">
      <loext:graphic-properties draw:fill="solid" draw:fill-color="#e5e5e5"/>
      <style:paragraph-properties fo:text-align="center"/>
      <style:text-properties style:font-name="Raleway" fo:font-size="11pt" style:font-size-asian="11pt" style:font-size-complex="11pt"/>
    </style:style>
    <style:style style:name="P5" style:family="paragraph">
      <loext:graphic-properties draw:fill="solid" draw:fill-color="#e5e5e5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333333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Raleway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8cm" svg:height="5.1cm" svg:x="3.2cm" svg:y="6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3.1cm" svg:height="1.5cm" svg:x="4.7cm" svg:y="8cm">
            <text:p text:style-name="P2"><text:span text:style-name="T1">Hi there,</text:span></text:p>
            <text:p text:style-name="P2"><text:span text:style-name="T1">how can I help?</text:span></text:p>
            <draw:enhanced-geometry svg:viewBox="0 0 21600 21600" draw:text-areas="800 800 20800 20800" draw:type="round-rectangular-callout" draw:modifiers="-2876.74943566591 19657.29513657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" draw:text-style-name="P4" draw:layer="layout" svg:width="3.7cm" svg:height="0.6cm" svg:x="3.5cm" svg:y="10.6cm">
            <text:p text:style-name="P2"><text:span text:style-name="T1">Learn physics 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6cm" svg:x="7.3cm" svg:y="10.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0.5cm" svg:height="0.6cm" svg:x="7.3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0.4cm" svg:height="0.399cm" draw:transform="rotate (-1.56294234516092) translate (7.797cm 10.7cm)">
            <text:p/>
            <draw:enhanced-geometry svg:viewBox="0 0 21600 21600" draw:glue-points="?f0 0 ?f1 10800 0 21600 10800 21600 21600 21600 ?f7 10800" draw:text-areas="?f1 10800 ?f2 18000 ?f3 7200 ?f4 21600" draw:type="isosceles-triangle" draw:modifiers="10665.3366583541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7" draw:text-style-name="P1" draw:layer="layout" svg:width="0.902cm" svg:height="1.272cm" svg:x="3.298cm" svg:y="8.428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g>
              <draw:custom-shape draw:style-name="gr8" draw:text-style-name="P8" draw:layer="layout" svg:width="0.069cm" svg:height="0.255cm" svg:x="3.714cm" svg:y="8.197cm">
                <text:p/>
                <draw:enhanced-geometry svg:viewBox="0 0 21600 21600" draw:mirror-horizontal="true" draw:type="rectangle" draw:enhanced-path="M 0 0 L 21600 0 21600 21600 0 21600 0 0 Z N"/>
              </draw:custom-shape>
              <draw:custom-shape draw:style-name="gr9" draw:text-style-name="P8" draw:layer="layout" svg:width="0.116cm" svg:height="0.115cm" svg:x="3.691cm" svg:y="8.105cm">
                <text:p/>
  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  </draw:custom-shape>
            </draw:g>
            <draw:custom-shape draw:style-name="gr10" draw:text-style-name="P1" draw:layer="layout" svg:width="0.277cm" svg:height="0.278cm" svg:x="3.829cm" svg:y="8.821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10" draw:text-style-name="P1" draw:layer="layout" svg:width="0.277cm" svg:height="0.278cm" svg:x="3.39cm" svg:y="8.821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11" draw:text-style-name="P6" draw:layer="layout" svg:width="0.069cm" svg:height="0.069cm" svg:x="3.922cm" svg:y="8.937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11" draw:text-style-name="P6" draw:layer="layout" svg:width="0.069cm" svg:height="0.069cm" svg:x="3.504cm" svg:y="8.937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9" draw:text-style-name="P8" draw:layer="layout" svg:width="0.369cm" svg:height="0.182cm" draw:transform="skewX (0.00541052068118232) rotate (0.476823951644851) translate (3.489cm 9.353cm)">
              <text:p/>
    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    </draw:custom-shape>
            <draw:custom-shape draw:style-name="gr9" draw:text-style-name="P8" draw:layer="layout" svg:width="0.023cm" svg:height="0.023cm" svg:x="3.945cm" svg:y="8.96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9" draw:text-style-name="P8" draw:layer="layout" svg:width="0.023cm" svg:height="0.023cm" svg:x="3.529cm" svg:y="8.96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aleway" svg:font-family="Raleway" style:font-family-generic="swiss" style:font-pitch="variable"/>
    <style:font-face style:name="Raleway ExtraBold" svg:font-family="'Raleway Extra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19T16:02:49.948000000</meta:creation-date>
    <dc:date>2020-07-19T21:49:41.532000000</dc:date>
    <meta:editing-duration>PT2H11M34S</meta:editing-duration>
    <meta:editing-cycles>1</meta:editing-cycles>
    <meta:document-statistic meta:object-count="19"/>
    <meta:generator>LibreOffice/6.3.5.2$Windows_X86_64 LibreOffice_project/dd0751754f11728f69b42ee2af66670068624673</meta:generator>
  </office:meta>
</office:document-meta>
</file>